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/>
    </style:style>
    <style:style style:name="T2" style:parent-style-name="DefaultParagraphFont" style:family="text">
      <style:text-properties fo:font-weight="bold" style:font-weight-asian="bold"/>
    </style:style>
    <style:style style:name="TableColumn4" style:family="table-column">
      <style:table-column-properties style:column-width="3.1305in"/>
    </style:style>
    <style:style style:name="TableColumn5" style:family="table-column">
      <style:table-column-properties style:column-width="3.1305in"/>
    </style:style>
    <style:style style:name="Table3" style:family="table">
      <style:table-properties style:width="6.261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1" style:family="table-row">
      <style:table-row-properties/>
    </style:style>
    <style:style style:name="TableCell12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4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ableColumn45" style:family="table-column">
      <style:table-column-properties style:column-width="3.1305in"/>
    </style:style>
    <style:style style:name="TableColumn46" style:family="table-column">
      <style:table-column-properties style:column-width="3.1305in"/>
    </style:style>
    <style:style style:name="Table44" style:family="table">
      <style:table-properties style:width="6.2611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-top="0.0069in solid #A8D08D" fo:border-left="none" fo:border-bottom="0.0069in solid #A8D08D" fo:border-right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-top="0.0069in solid #A8D08D" fo:border-left="none" fo:border-bottom="0.0069in solid #A8D08D" fo:border-right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52" style:family="table-row">
      <style:table-row-properties/>
    </style:style>
    <style:style style:name="TableCell53" style:family="table-cell">
      <style:table-cell-properties fo:border-top="0.0069in solid #A8D08D" fo:border-left="none" fo:border-bottom="0.0069in solid #A8D08D" fo:border-right="none" fo:background-color="#E2EFD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-top="0.0069in solid #A8D08D" fo:border-left="none" fo:border-bottom="0.0069in solid #A8D08D" fo:border-right="none" fo:background-color="#E2EFD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-top="0.0069in solid #A8D08D" fo:border-left="none" fo:border-bottom="0.0069in solid #A8D08D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" style:family="table-cell">
      <style:table-cell-properties fo:border-top="0.0069in solid #A8D08D" fo:border-left="none" fo:border-bottom="0.0069in solid #A8D08D" fo:border-right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A8D08D" fo:border-left="none" fo:border-bottom="0.0069in solid #A8D08D" fo:border-right="none" fo:background-color="#E2EFD9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" style:family="table-cell">
      <style:table-cell-properties fo:border-top="0.0069in solid #A8D08D" fo:border-left="none" fo:border-bottom="0.0069in solid #A8D08D" fo:border-right="none" fo:background-color="#E2EFD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Design and Documentation for Main Database</text:p>
      <text:p text:style-name="Normal">This file contains the main documentation for the design of the main database that stores the details of all users and records of when they<text:s/>last logged in.</text:p>
      <text:p text:style-name="Normal"><text:span text:style-name="T2">Users</text:span></text:p>
      <text:p text:style-name="Normal">This table will contain the records of the users that have registered. The record structure is as shown below: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ield Name</text:p>
          </table:table-cell>
          <table:table-cell table:style-name="TableCell9">
            <text:p text:style-name="P10">Data Type</text:p>
          </table:table-cell>
        </table:table-row>
        <table:table-row table:style-name="TableRow11">
          <table:table-cell table:style-name="TableCell12">
            <text:p text:style-name="P13">ID</text:p>
          </table:table-cell>
          <table:table-cell table:style-name="TableCell14">
            <text:p text:style-name="P15">Integer; unique; autoincrement; primary key</text:p>
          </table:table-cell>
        </table:table-row>
        <table:table-row table:style-name="TableRow16">
          <table:table-cell table:style-name="TableCell17">
            <text:p text:style-name="P18">Username</text:p>
          </table:table-cell>
          <table:table-cell table:style-name="TableCell19">
            <text:p text:style-name="P20">Varchar(30); unique</text:p>
          </table:table-cell>
        </table:table-row>
        <table:table-row table:style-name="TableRow21">
          <table:table-cell table:style-name="TableCell22">
            <text:p text:style-name="P23">Email address</text:p>
          </table:table-cell>
          <table:table-cell table:style-name="TableCell24">
            <text:p text:style-name="P25">Varchar(255); unique</text:p>
          </table:table-cell>
        </table:table-row>
        <table:table-row table:style-name="TableRow26">
          <table:table-cell table:style-name="TableCell27">
            <text:p text:style-name="P28">Join Date</text:p>
          </table:table-cell>
          <table:table-cell table:style-name="TableCell29">
            <text:p text:style-name="P30">DateTime; the time the user registered their account</text:p>
          </table:table-cell>
        </table:table-row>
        <table:table-row table:style-name="TableRow31">
          <table:table-cell table:style-name="TableCell32">
            <text:p text:style-name="P33">Salt</text:p>
          </table:table-cell>
          <table:table-cell table:style-name="TableCell34">
            <text:p text:style-name="P35">Varchar(8); random string to use with pepper + password</text:p>
          </table:table-cell>
        </table:table-row>
        <table:table-row table:style-name="TableRow36">
          <table:table-cell table:style-name="TableCell37">
            <text:p text:style-name="P38">Hash</text:p>
          </table:table-cell>
          <table:table-cell table:style-name="TableCell39">
            <text:p text:style-name="P40">Varchar(128); SHA256 hash of pass + salt</text:p>
          </table:table-cell>
        </table:table-row>
      </table:table>
      <text:p text:style-name="Normal"/>
      <text:p text:style-name="P41">Logins</text:p>
      <text:p text:style-name="Normal">This table will store the details of all the most<text:s/>recent login attempts for users. It will<text:s/><text:span text:style-name="T42">not<text:s/></text:span>store the details of<text:s/><text:span text:style-name="T43">all<text:s/></text:span>login attempts. Stored separate from users table to speed up queries.</text:p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Field Name</text:p>
          </table:table-cell>
          <table:table-cell table:style-name="TableCell50">
            <text:p text:style-name="P51">Data Type</text:p>
          </table:table-cell>
        </table:table-row>
        <table:table-row table:style-name="TableRow52">
          <table:table-cell table:style-name="TableCell53">
            <text:p text:style-name="P54">ID</text:p>
          </table:table-cell>
          <table:table-cell table:style-name="TableCell55">
            <text:p text:style-name="P56">Integer; unique; the id of the user whose login attempt it is; primary key</text:p>
          </table:table-cell>
        </table:table-row>
        <table:table-row table:style-name="TableRow57">
          <table:table-cell table:style-name="TableCell58">
            <text:p text:style-name="P59">Login date</text:p>
          </table:table-cell>
          <table:table-cell table:style-name="TableCell60">
            <text:p text:style-name="P61">DateTime; the time the user last logged into their account</text:p>
          </table:table-cell>
        </table:table-row>
        <table:table-row table:style-name="TableRow62">
          <table:table-cell table:style-name="TableCell63">
            <text:p text:style-name="P64">IP Address</text:p>
          </table:table-cell>
          <table:table-cell table:style-name="TableCell65">
            <text:p text:style-name="P66">The IP address that the user last logged in from.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 Gunner</meta:initial-creator>
    <dc:creator>Sam Gunner</dc:creator>
    <meta:creation-date>2016-06-14T15:28:00Z</meta:creation-date>
    <dc:date>2016-06-14T15:53:00Z</dc:date>
    <meta:template xlink:href="Normal.dotm" xlink:type="simple"/>
    <meta:editing-cycles>28</meta:editing-cycles>
    <meta:editing-duration>PT1380S</meta:editing-duration>
    <meta:document-statistic meta:page-count="1" meta:paragraph-count="2" meta:word-count="157" meta:character-count="1056" meta:row-count="7" meta:non-whitespace-character-count="901"/>
  </office:meta>
</office:document-meta>
</file>